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1eeb9da" officeooo:paragraph-rsid="01eeb9da" style:font-weight-asian="bold" style:font-weight-complex="bold"/>
    </style:style>
    <style:style style:name="P3" style:family="paragraph" style:parent-style-name="Text_20_body">
      <style:text-properties officeooo:rsid="01fc9209" officeooo:paragraph-rsid="01fc9209"/>
    </style:style>
    <style:style style:name="P4" style:family="paragraph" style:parent-style-name="Text_20_body">
      <style:text-properties officeooo:paragraph-rsid="01fc9209"/>
    </style:style>
    <style:style style:name="P5" style:family="paragraph" style:parent-style-name="Text_20_body">
      <style:text-properties fo:font-weight="bold" officeooo:rsid="01fc9209" officeooo:paragraph-rsid="0201ba9d" style:font-weight-asian="bold" style:font-weight-complex="bold"/>
    </style:style>
    <style:style style:name="P6" style:family="paragraph" style:parent-style-name="Text_20_body">
      <style:text-properties officeooo:paragraph-rsid="01de846c"/>
    </style:style>
    <style:style style:name="P7" style:family="paragraph" style:parent-style-name="Text_20_body">
      <style:text-properties officeooo:paragraph-rsid="01784571"/>
    </style:style>
    <style:style style:name="P8" style:family="paragraph" style:parent-style-name="Text_20_body">
      <style:text-properties officeooo:paragraph-rsid="01fdfc40"/>
    </style:style>
    <style:style style:name="P9" style:family="paragraph" style:parent-style-name="Text_20_body">
      <style:text-properties officeooo:rsid="01fdfc40" officeooo:paragraph-rsid="01fdfc40"/>
    </style:style>
    <style:style style:name="P10" style:family="paragraph" style:parent-style-name="Text_20_body">
      <style:text-properties officeooo:paragraph-rsid="01ffd132"/>
    </style:style>
    <style:style style:name="P11" style:family="paragraph" style:parent-style-name="Text_20_body">
      <style:text-properties officeooo:rsid="01ffd132" officeooo:paragraph-rsid="01ffd132"/>
    </style:style>
    <style:style style:name="P12" style:family="paragraph" style:parent-style-name="Text_20_body">
      <style:text-properties officeooo:paragraph-rsid="02029834"/>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76f8f6" style:font-weight-asian="bold" style:font-weight-complex="bold"/>
    </style:style>
    <style:style style:name="T7" style:family="text">
      <style:text-properties fo:font-weight="bold" officeooo:rsid="01827b95" style:font-weight-asian="bold" style:font-weight-complex="bold"/>
    </style:style>
    <style:style style:name="T8" style:family="text">
      <style:text-properties fo:font-weight="bold" officeooo:rsid="017c1f14" style:font-weight-asian="bold" style:font-weight-complex="bold"/>
    </style:style>
    <style:style style:name="T9" style:family="text">
      <style:text-properties fo:font-weight="bold" officeooo:rsid="01a9d703" style:font-weight-asian="bold" style:font-weight-complex="bold"/>
    </style:style>
    <style:style style:name="T10" style:family="text">
      <style:text-properties fo:font-weight="bold" officeooo:rsid="01bb3fc4" style:font-weight-asian="bold" style:font-weight-complex="bold"/>
    </style:style>
    <style:style style:name="T11" style:family="text">
      <style:text-properties fo:font-weight="bold" officeooo:rsid="01de846c" style:font-weight-asian="bold" style:font-weight-complex="bold"/>
    </style:style>
    <style:style style:name="T12" style:family="text">
      <style:text-properties fo:font-weight="bold" officeooo:rsid="01e8f9a4" style:font-weight-asian="bold" style:font-weight-complex="bold"/>
    </style:style>
    <style:style style:name="T13" style:family="text">
      <style:text-properties fo:font-weight="bold" officeooo:rsid="01e90571" style:font-weight-asian="bold" style:font-weight-complex="bold"/>
    </style:style>
    <style:style style:name="T14" style:family="text">
      <style:text-properties fo:font-weight="bold" officeooo:rsid="01ec5edc" style:font-weight-asian="bold" style:font-weight-complex="bold"/>
    </style:style>
    <style:style style:name="T15" style:family="text">
      <style:text-properties fo:font-weight="bold" officeooo:rsid="01edbd23" style:font-weight-asian="bold" style:font-weight-complex="bold"/>
    </style:style>
    <style:style style:name="T16" style:family="text">
      <style:text-properties fo:font-weight="bold" officeooo:rsid="01eeb9da" style:font-weight-asian="bold" style:font-weight-complex="bold"/>
    </style:style>
    <style:style style:name="T17" style:family="text">
      <style:text-properties fo:font-weight="bold" officeooo:rsid="01faf0c3" style:font-weight-asian="bold" style:font-weight-complex="bold"/>
    </style:style>
    <style:style style:name="T18" style:family="text">
      <style:text-properties fo:font-weight="bold" officeooo:rsid="01fc9209" style:font-weight-asian="bold" style:font-weight-complex="bold"/>
    </style:style>
    <style:style style:name="T19" style:family="text">
      <style:text-properties fo:font-weight="bold" officeooo:rsid="01784571" style:font-weight-asian="bold" style:font-weight-complex="bold"/>
    </style:style>
    <style:style style:name="T20" style:family="text">
      <style:text-properties fo:font-weight="bold" officeooo:rsid="01fdfc40" style:font-weight-asian="bold" style:font-weight-complex="bold"/>
    </style:style>
    <style:style style:name="T21" style:family="text">
      <style:text-properties fo:font-weight="bold" officeooo:rsid="01ffd132" style:font-weight-asian="bold" style:font-weight-complex="bold"/>
    </style:style>
    <style:style style:name="T22" style:family="text">
      <style:text-properties fo:font-weight="bold" officeooo:rsid="01ff400d" style:font-weight-asian="bold" style:font-weight-complex="bold"/>
    </style:style>
    <style:style style:name="T23" style:family="text">
      <style:text-properties fo:font-weight="bold" officeooo:rsid="00e51007" style:font-weight-asian="bold" style:font-weight-complex="bold"/>
    </style:style>
    <style:style style:name="T24" style:family="text">
      <style:text-properties fo:font-weight="bold" officeooo:rsid="02029834"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17c1f14" style:font-weight-asian="normal" style:font-weight-complex="normal"/>
    </style:style>
    <style:style style:name="T27" style:family="text">
      <style:text-properties fo:font-weight="normal" officeooo:rsid="01e0dc03" style:font-weight-asian="normal" style:font-weight-complex="normal"/>
    </style:style>
    <style:style style:name="T28" style:family="text">
      <style:text-properties fo:font-weight="normal" officeooo:rsid="01de846c" style:font-weight-asian="normal" style:font-weight-complex="normal"/>
    </style:style>
    <style:style style:name="T29" style:family="text">
      <style:text-properties fo:font-weight="normal" officeooo:rsid="01faf0c3" style:font-weight-asian="normal" style:font-weight-complex="normal"/>
    </style:style>
    <style:style style:name="T30" style:family="text">
      <style:text-properties fo:font-weight="normal" officeooo:rsid="01fc9209" style:font-weight-asian="normal" style:font-weight-complex="normal"/>
    </style:style>
    <style:style style:name="T31" style:family="text">
      <style:text-properties fo:font-weight="normal" officeooo:rsid="01fdfc40" style:font-weight-asian="normal" style:font-weight-complex="normal"/>
    </style:style>
    <style:style style:name="T32" style:family="text">
      <style:text-properties fo:font-weight="normal" officeooo:rsid="01ff400d" style:font-weight-asian="normal" style:font-weight-complex="normal"/>
    </style:style>
    <style:style style:name="T33" style:family="text">
      <style:text-properties fo:font-weight="normal" officeooo:rsid="01ffd132" style:font-weight-asian="normal" style:font-weight-complex="normal"/>
    </style:style>
    <style:style style:name="T34" style:family="text">
      <style:text-properties fo:font-weight="normal" officeooo:rsid="0201ba9d" style:font-weight-asian="normal" style:font-weight-complex="normal"/>
    </style:style>
    <style:style style:name="T35" style:family="text">
      <style:text-properties fo:font-weight="normal" officeooo:rsid="02029834" style:font-weight-asian="normal" style:font-weight-complex="normal"/>
    </style:style>
    <style:style style:name="T36" style:family="text">
      <style:text-properties officeooo:rsid="00e51007"/>
    </style:style>
    <style:style style:name="T37" style:family="text">
      <style:text-properties officeooo:rsid="01dc88ca"/>
    </style:style>
    <style:style style:name="T38" style:family="text">
      <style:text-properties officeooo:rsid="01f93dfc"/>
    </style:style>
    <style:style style:name="T39" style:family="text">
      <style:text-properties officeooo:rsid="01ff400d"/>
    </style:style>
    <style:style style:name="T40" style:family="text">
      <style:text-properties fo:font-size="12pt"/>
    </style:style>
    <style:style style:name="T41" style:family="text">
      <style:text-properties fo:font-size="12pt" fo:font-weight="normal" style:font-weight-asian="normal" style:font-weight-complex="normal"/>
    </style:style>
    <style:style style:name="T42" style:family="text">
      <style:text-properties fo:font-size="12pt" fo:font-weight="normal" officeooo:rsid="0201ba9d"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7">13 December</text:span> 201<text:span text:style-name="T38">7</text:span> transmission <text:span text:style-name="T37">14/15 December</text:span> 201<text:span text:style-name="T38">7</text:span></text:p>
      <text:p text:style-name="P4"><text:span text:style-name="T2">[0]</text:span><text:span text:style-name="T36"> Hello hello, So due to us all having made so much money from Bitcoin we can't be bothered with Bradford any more, we're all moving somewhere more fitting to our new status as rich people. </text:span><text:span text:style-name="T23">[2 Min] </text:span><text:span text:style-name="T36">No </text:span><text:span text:style-name="T34">Sad Poop Emoji.</text:span></text:p>
      <text:p text:style-name="P6"><text:span text:style-name="T11">[</text:span><text:span text:style-name="T24">4</text:span><text:span text:style-name="T11"> </text:span><text:span text:style-name="T14">Min</text:span><text:span text:style-name="T11">]</text:span><text:span text:style-name="T28"> </text:span><text:span text:style-name="T32">So chrimbo came early for Apple. It was like an advent calendar, first day it turned out you could hack a mac - own it totally - with their new High Sierra upgrade. Get a prompt asking for username and password, type root, leave the password empty, Sure! You're in! A bit like “Are you a god” in Ghostbusters. They fixed that in 18 hours... and then next day, it turned out, if you'd received the fix first and then upgraded to High Sierra, the fix got wiped out. lol and then even if you reapplied the fix no longer worked. lololol. hows our Bitcoin doing?</text:span></text:p>
      <text:p text:style-name="P12"><text:span text:style-name="T22">[8 Min]</text:span><text:span text:style-name="T32"> </text:span><text:span text:style-name="T35">Social Media - may wants to make them pay! Facebook bans “men are scum”! ripping apart the social fabric of how society works! Twitter has no excuse for Trump!</text:span></text:p>
      <text:p text:style-name="P8"><text:span text:style-name="T11">[</text:span><text:span text:style-name="T18">1</text:span><text:span text:style-name="T20">1</text:span><text:span text:style-name="T18"> Min]</text:span><text:span text:style-name="T30"> Here's one for </text:span><text:span text:style-name="T32">absent friend </text:span><text:span text:style-name="T30">Dick, US Homeland Security just let it slip they've hacked a 757 / </text:span><text:span text:style-name="T31">In other transport lulz, researchers have warned the standard software “BAPLIE EDIFACT” for exchanging shipping manifests is so insecure they might be able to sink boats by making them load all the heavy stuff on one side. Or put flammable material where it's unsafe. Or </text:span><text:span text:style-name="T32">sabotage coffee by putting it next to smelly fish. Or </text:span><text:span text:style-name="T31">just nick a few containers.</text:span></text:p>
      <text:p text:style-name="P10"><text:span text:style-name="T6">[</text:span><text:span text:style-name="T8">1</text:span><text:span text:style-name="T15">4</text:span><text:span text:style-name="T8"> Min]</text:span><text:span text:style-name="T26"> </text:span><text:span text:style-name="T27">You are listening to IT Stuff on BCB Radio 106.6 FM. </text:span><text:span text:style-name="T33">Time for a very small World of Stuff? IBM new typeface, IBM Plex; </text:span><text:a xlink:type="simple" xlink:href="http://app.programmingfonts.org/?mc_cid=86eabb3773&amp;mc_eid=cb471e2640#league" office:target-frame-name="_blank" xlink:show="new" text:style-name="Internet_20_link" text:visited-style-name="Visited_20_Internet_20_Link"><text:span text:style-name="T33">http://app.programmingfonts.org</text:span></text:a></text:p>
      <text:p text:style-name="P10"><text:span text:style-name="T21">[16 Min]</text:span><text:span text:style-name="T33"> </text:span><text:span text:style-name="T27">T</text:span><text:span text:style-name="T29">ime for Youtube of the month! </text:span><text:span text:style-name="T17">[</text:span><text:span text:style-name="T18">YOUPOOP]</text:span><text:span text:style-name="T30"> Make Anything 3D Printing channel, Experimenting with 3D Printed Fabric<text:line-break/></text:span><text:span text:style-name="T18">[3DFABRIC.WAV]</text:span><text:span text:style-name="T30"> </text:span><text:span text:style-name="T25">Devin Monte</text:span><text:span text:style-name="T31">s</text:span><text:span text:style-name="T20"> </text:span><text:span text:style-name="T30">https://www.myminifactory.com/users/MakeAnything</text:span></text:p>
      <text:p text:style-name="P9"><text:span text:style-name="T30">O</text:span><text:span text:style-name="T25">ther Youtube news, dispute in Finland over </text:span><text:span text:style-name="T32">music</text:span><text:span text:style-name="T25"> rights made Youtube in Finland block all music by Finnish composers, let's zoom and enhance, can you name any Finnish composers? and can you name Sibelius' greatest hit? That's right.... banned in Finland. lol. </text:span><text:span text:style-name="T32">Agreement reached in a day.</text:span></text:p>
      <text:p text:style-name="P10"><text:span text:style-name="T32">A</text:span><text:span text:style-name="T33">nd th</text:span><text:span text:style-name="T34">is.</text:span><text:span text:style-name="T33"> </text:span><text:span text:style-name="T34">I</text:span><text:span text:style-name="Strong_20_Emphasis"><text:span text:style-name="T40">nterviewer</text:span></text:span><text:span text:style-name="T41">: What would you say to those who argue cementing your head in a microwave was a stupid stunt that wasted firefighters' time that could have been spent helping someone else? </text:span><text:span text:style-name="Strong_20_Emphasis"><text:span text:style-name="T40">Moron</text:span></text:span><text:span text:style-name="T41">: What about those who drink and drive or get </text:span><text:span text:style-name="T42">d</text:span><text:span text:style-name="T41">runk and start fights? They waste police time.</text:span></text:p>
      <text:p text:style-name="P11"><text:span text:style-name="T25">Singularity Update, Google Brain made its AI make an AI, and the AI that the AI made turns out to be better than humans at recognising objects in real time video. (-&gt; Tom Watson) </text:span></text:p>
      <text:p text:style-name="P3"><text:span text:style-name="T1">[</text:span><text:span text:style-name="T20">2</text:span><text:span text:style-name="T21">2</text:span><text:span text:style-name="T1"> Min] </text:span><text:span text:style-name="T25">So do we have any events? How's bitcoin doing? </text:span><text:span text:style-name="T34">Is Bitcoin a scam?</text:span></text:p>
      <text:p text:style-name="P5">[25 Min] <text:span text:style-name="T34">“Attention: Attention: We are drunk today, so updates will be tomorrow! This is the last day when you can buy a lifetime DeUHD! Catch the moment!”</text:span></text:p>
      <text:p text:style-name="P7"><text:span text:style-name="T6">[</text:span><text:span text:style-name="T19">2</text:span><text:span text:style-name="T9">5</text:span><text:span text:style-name="T19"> min </text:span><text:span text:style-name="T16">52</text:span><text:span text:style-name="T7"> sec</text:span><text:span text:style-name="T19">] </text:span><text:span text:style-name="T16">DEC</text:span><text:span text:style-name="T10">MUSIC</text:span><text:span text:style-name="T9">.WAV </text:span><text:span text:style-name="T18">4 min exactly<text:line-break/></text:span><text:span text:style-name="T3">[29 min 5</text:span><text:span text:style-name="T4">2</text:span><text:span text:style-name="T3"> sec] end<text:line-break/>M</text:span><text:span text:style-name="T5">usicstuffs:<text:line-break/></text:span><text:span text:style-name="T16">Do They Know It's Christma</text:span><text:span text:style-name="T12">s by </text:span><text:span text:style-name="T16">Richard Cheese<text:line-break/>https://www.youtube.com/watch?v=4ehSjOPsjvc</text:span><text:span text:style-name="T13"><text:line-break/></text:span><text:span text:style-name="T16">It's Beginning To Look A Lot Like Christmas by Shittyfluted<text:line-break/>https://www.youtube.com/watch?v=P94GWpPS_oQ</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7-12-13T11:55:20.675801684</dc:date>
    <meta:editing-duration>PT12H11M14S</meta:editing-duration>
    <meta:editing-cycles>90</meta:editing-cycles>
    <meta:generator>LibreOffice/5.4.3.2$Linux_X86_64 LibreOffice_project/40m0$Build-2</meta:generator>
    <meta:document-statistic meta:table-count="0" meta:image-count="0" meta:object-count="0" meta:page-count="1" meta:paragraph-count="13" meta:word-count="531" meta:character-count="3094" meta:non-whitespace-character-count="2575"/>
  </office:meta>
</office:document-meta>
</file>